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7000001E0949D2A64436CB71E.jpg" manifest:media-type="image/jpeg"/>
  <manifest:file-entry manifest:full-path="Pictures/1000000000000315000001EA0F07E4709847AFBB.jpg" manifest:media-type="image/jpeg"/>
  <manifest:file-entry manifest:full-path="Pictures/10000000000002F9000001F348395D1D093584A9.jpg" manifest:media-type="image/jpeg"/>
  <manifest:file-entry manifest:full-path="Pictures/10000000000002DB000001ED28904F245D6D80C5.jpg" manifest:media-type="image/jpeg"/>
  <manifest:file-entry manifest:full-path="Pictures/10000000000002B5000001EC0D106EF283280E50.jpg" manifest:media-type="image/jpeg"/>
  <manifest:file-entry manifest:full-path="Pictures/10000000000003C10000026312BA287FEA5E4B1D.jpg" manifest:media-type="image/jpeg"/>
  <manifest:file-entry manifest:full-path="Pictures/10000000000003A2000002505F1471C9AAE9C01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1.224cm" draw:z-index="0"><draw:image xlink:href="Pictures/10000000000002D7000001E0949D2A64436CB71E.jpg" xlink:type="simple" xlink:show="embed" xlink:actuate="onLoad" loext:mime-type="image/jpeg"/></draw:frame></text:p>
      <text:p text:style-name="Standard"><draw:frame draw:style-name="fr1" draw:name="Image2" text:anchor-type="char" svg:width="17cm" svg:height="11.146cm" draw:z-index="1"><draw:image xlink:href="Pictures/10000000000002F9000001F348395D1D093584A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0.557cm" draw:z-index="2"><draw:image xlink:href="Pictures/1000000000000315000001EA0F07E4709847AFBB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1.465cm" draw:z-index="3"><draw:image xlink:href="Pictures/10000000000002DB000001ED28904F245D6D80C5.jpg" xlink:type="simple" xlink:show="embed" xlink:actuate="onLoad" loext:mime-type="image/jpeg"/></draw:frame></text:p>
      <text:p text:style-name="Standard"/>
      <text:p text:style-name="Standard"><draw:frame draw:style-name="fr1" draw:name="Image5" text:anchor-type="char" svg:width="17cm" svg:height="12.069cm" draw:z-index="4"><draw:image xlink:href="Pictures/10000000000002B5000001EC0D106EF283280E50.jpg" xlink:type="simple" xlink:show="embed" xlink:actuate="onLoad" loext:mime-type="image/jpeg"/></draw:frame><text:soft-page-break/></text:p>
      <text:p text:style-name="Standard"/>
      <text:p text:style-name="Standard"><draw:frame draw:style-name="fr1" draw:name="Image6" text:anchor-type="char" svg:width="17cm" svg:height="10.821cm" draw:z-index="5"><draw:image xlink:href="Pictures/10000000000003A2000002505F1471C9AAE9C01E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7" text:anchor-type="char" svg:width="17cm" svg:height="10.807cm" draw:z-index="6"><draw:image xlink:href="Pictures/10000000000003C10000026312BA287FEA5E4B1D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3-22T10:54:47.466000000</dc:date>
    <meta:editing-duration>PT1H18M21S</meta:editing-duration>
    <meta:editing-cycles>10</meta:editing-cycles>
    <meta:document-statistic meta:table-count="0" meta:image-count="7" meta:object-count="0" meta:page-count="4" meta:paragraph-count="0" meta:word-count="0" meta:character-count="0" meta:non-whitespace-character-count="0"/>
  </office:meta>
</office:document-meta>
</file>